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variant="normal" fo:text-transform="none" fo:color="#333333" style:font-name="Arial"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characterize Atlas joints</text:p>
      <text:p text:style-name="P1">Wyatt Newman</text:p>
      <text:p text:style-name="P1">Oct 12, 2013</text:p>
      <text:p text:style-name="Standard"/>
      <text:p text:style-name="Standard">These notes describe how to perform characterization tests of Atlas electrohydraulic joints, as a follow-up to the notes “Atlas Characterization”, Sept 16, 2013. <text:s/></text:p>
      <text:p text:style-name="Standard"/>
      <text:p text:style-name="P2">Electro-hydraulic actuator dynamic modeling:</text:p>
      <text:p text:style-name="Standard">This section presents a dynamic model of an electro-hydraulic actuator. <text:s/>This analysis will be used to interpret how to tune the parameters in the Boston Dynamics eBox controller for computing actuator current commands, i_cmd, as a function of commanded and measured states. <text:s text:c="2"/>It will be shown that, from the 8 tunable values in the eBox algorithm, only 3 of these should be non-zero. <text:s/>These retained terms are: </text:p>
      <text:p text:style-name="Standard"/>
      <text:p text:style-name="Standard">i_cmd = k_f_p*(e_d – e) + ff_qd_d*qd_d + ff_const</text:p>
      <text:p text:style-name="Standard"/>
      <text:p text:style-name="Standard">In the above, e_d is the desired effort (in N-m of torque), e is the sensed effort (derived from the pressure sensors in the actuators). <text:s/>k_f_p is a feedback term that attempts to force measured effort, e, to converge on commanded (desired) effort, e_d. <text:s/>ff_qd_d is a velocity feedforward gain that adds an i_cmd offset proportional to the desired actuator velocity, qd_d. <text:s/>ff_const is a constant offset added to the current command. <text:s/>This can be used to compensate for imprecise control-spool centering.</text:p>
      <text:p text:style-name="Standard"/>
      <text:p text:style-name="Standard">Dynamics of the pressure variations in the opposing cylinder volumes of a piston follows.</text:p>
      <text:p text:style-name="Standard"/>
      <text:p text:style-name="Standard">Assume an actuator has a left side with pressure P_l, volume V_l, and fluid mass m_l, and a right side with P_r, V_r, m_r. <text:s/>A piston of area A separates the halves, and the resultant actuator effort is: e= A_r*P_r- A_l*P_l, where A_l and A_r allow for different active areas of the piston on the left and right sides, e.g. due to a shaft on one side reducing the piston area on which the chamber pressure acts. <text:s/>For simplification in the analysis below, the two areas will be assumed equal: A=A_r=A_l.</text:p>
      <text:p text:style-name="Standard"/>
      <text:p text:style-name="Standard">The left side is exposed to a pressure source either P_high or P_low through an orifice with conductance G_left(i). <text:s/>The pressure source on the left side can be expressed as:</text:p>
      <text:p text:style-name="Standard"/>
      <text:p text:style-name="Standard">P_sl = (P_high+P_low)/2 + sgn(i)*(P_high-P_low)/2 = P_mean + sgn(i)*P_delta</text:p>
      <text:p text:style-name="Standard"/>
      <text:p text:style-name="Standard">That is, the source pressure on the left side is P_high for i&gt;0 and P_low for i&lt;0.</text:p>
      <text:p text:style-name="Standard"/>
      <text:p text:style-name="Standard">On the right side, an orifice from the right chamber is exposed to pressure:</text:p>
      <text:p text:style-name="Standard"/>
      <text:p text:style-name="Standard">P_sr = P_mean – sgn(i)*P_delta</text:p>
      <text:p text:style-name="Standard"/>
      <text:p text:style-name="Standard">That is, the right side pressure is P_low when the left side pressure is P_high, and vice versa.</text:p>
      <text:p text:style-name="Standard"/>
      <text:p text:style-name="Standard">The flow conductance, |G(i)|, is a non-negative function that increases with the magnitude of the control current, i.</text:p>
      <text:p text:style-name="Standard"/>
      <text:p text:style-name="Standard">From PV=mRT, we have that:</text:p>
      <text:p text:style-name="Standard">P_l*V_l= m_l*(RT)</text:p>
      <text:p text:style-name="Standard">P_r*V_r = m_r*(RT)</text:p>
      <text:p text:style-name="Standard"/>
      <text:p text:style-name="Standard"><text:soft-page-break/>Differentiating,</text:p>
      <text:p text:style-name="Standard">Pdot_l*V_l + P_l*Vdot_l = mdot_l*(RT)</text:p>
      <text:p text:style-name="Standard">Pdot_r*V_r + P_r*Vdot_r = -mdot_r*(RT)</text:p>
      <text:p text:style-name="Standard">where “dot” means derivative with respect to time, e.g. Pdot = dP/dt.</text:p>
      <text:p text:style-name="Standard">Note that in the second equation, mass flow is defined as positive <text:span text:style-name="T2">out</text:span> of the right volume.</text:p>
      <text:p text:style-name="Standard"/>
      <text:p text:style-name="Standard">If the piston moves with velocity “v”, then:</text:p>
      <text:p text:style-name="Standard">Vdot_l = A_l*v</text:p>
      <text:p text:style-name="Standard">Vdot_r = -A_r*v</text:p>
      <text:p text:style-name="Standard"/>
      <text:p text:style-name="Standard">Fluid flows through the left and right orifices, constrained by the pressure drop and the flow conductance. <text:s/>Assume that the flow conductances |G_l(i)|=|G_r(i)|, since ports are exposed by the same amount via a common control spool. <text:s/>(note: this assumes that the spool is centered at zero current; this can be achieved, if necessary, with the addition of a bias current command correction).</text:p>
      <text:p text:style-name="Standard"/>
      <text:p text:style-name="Standard">The fluid flow rates, mdot_r and mdot_l, follow from:</text:p>
      <text:p text:style-name="Standard">mdot_l = |G(i)|*(P_sl – P_l)</text:p>
      <text:p text:style-name="Standard">and</text:p>
      <text:p text:style-name="Standard">mdot_r = |G(i)|*(P_sr – P_r)</text:p>
      <text:p text:style-name="Standard"/>
      <text:p text:style-name="Standard">Substituting for P_sl and P_sr,</text:p>
      <text:p text:style-name="Standard">mdot_l = |G(i)|*(P_mean + sgn(i)*P_delta– P_l), and</text:p>
      <text:p text:style-name="Standard">mdot_r = G(i)|*(P_mean – sgn(i)*P_delta– P_r)</text:p>
      <text:p text:style-name="Standard"/>
      <text:p text:style-name="Standard">Using the above expressions for mdot in the pressure equations results in:</text:p>
      <text:p text:style-name="Standard">Pdot_l*V_l + P_l*Vdot_l = (RT)*|G(i)|*(P_mean + sgn(i)*P_delta– P_l)</text:p>
      <text:p text:style-name="Standard">Pdot_r*V_r + P_r*Vdot_r = -(RT)*G(i)|*(P_mean – sgn(i)*P_delta– P_r)</text:p>
      <text:p text:style-name="Standard"/>
      <text:p text:style-name="Standard">Substituting for Vdot, and rearranging, it follows that:</text:p>
      <text:p text:style-name="Standard"/>
      <text:p text:style-name="Standard">Pdot_l*V_l = - P_l*A_l*v+ (RT)*|G(i)|*(P_mean + sgn(i)*P_delta– P_l)</text:p>
      <text:p text:style-name="Standard">Pdot_r*V_r = P_r*A_r*v -(RT)*G(i)|*(P_mean – sgn(i)*P_delta– P_r)</text:p>
      <text:p text:style-name="Standard"/>
      <text:p text:style-name="Standard">If the left and right volumes are approximatly equal (e.g., actuator centered and making small motions), and if the left and right side piston areas are approximatlely equal, then we can approximate V_l = V_r = V, and thus:</text:p>
      <text:p text:style-name="Standard"/>
      <text:p text:style-name="Standard">Pdot_l= - P_l*A*v/V + (RT)*|G(i)|*(P_mean + sgn(i)*P_delta– P_l)/V</text:p>
      <text:p text:style-name="Standard">Pdot_r= P_r*A*v/V -(RT)*|G(i)|*(P_mean – sgn(i)*P_delta– P_r)/V</text:p>
      <text:p text:style-name="Standard"/>
      <text:p text:style-name="Standard">Subtracting these equations, we get:</text:p>
      <text:p text:style-name="Standard">Pdot_l – Pdot_r = -(P_l+P_r)*(A/V)*v + (RT/V)*|G(i)|*[2*P_delta*sgn(i)-P_l+P_r]</text:p>
      <text:p text:style-name="Standard"/>
      <text:p text:style-name="Standard">But e = A*(P_l-P_r), and thus:</text:p>
      <text:p text:style-name="Standard"/>
      <text:p text:style-name="Standard">e_dot = -(A*A/V)*(P_l+P_r)*v <text:s/>+(RT/V)*|G(i)|*[e_max -e]</text:p>
      <text:p text:style-name="Standard"/>
      <text:p text:style-name="Standard">where e_max = A*(P_high – P_low)</text:p>
      <text:p text:style-name="Standard"/>
      <text:p text:style-name="Standard">If we can approximate that P_l+P_r is nearly constant, then:</text:p>
      <text:p text:style-name="Standard"/>
      <text:p text:style-name="Standard">e_dot = -K_ve*v + f_G(i)*[e_max – e]</text:p>
      <text:p text:style-name="Standard"><text:soft-page-break/></text:p>
      <text:p text:style-name="Standard">For constant velocity conditions (or slowly varying velocity), i.e. quasi steady-state, e_dot=0, and thus:</text:p>
      <text:p text:style-name="Standard"/>
      <text:p text:style-name="Standard">v = f_G(i)/K_ve*[e_max – e]</text:p>
      <text:p text:style-name="Standard"/>
      <text:p text:style-name="Standard">Typically, for constant-velocity motion, e = e_Coulomb. <text:s/>As an approximation, piston velocity will be proportional to current command, i. <text:s/>The constant of proportionality can be found from plots of velocity as a function of current, for conditions of relatively low inertial loading (i.e., relatively low accelerations).</text:p>
      <text:p text:style-name="Standard"/>
      <text:p text:style-name="Standard">Alternatively, for tests at high acceleration but nearly zero velocity (e.g., high-frequency, low-amplitude oscillations), the velocity influence may be neglected, and the slope e_dot= de/dt must approximately balance the term:</text:p>
      <text:p text:style-name="Standard">e_dot = <text:s/>f_G(i)*[e_max – e] </text:p>
      <text:p text:style-name="Standard">and thus f_G(i) = 1/tau, defining the time constant tau via the slope of the pressure response.</text:p>
      <text:p text:style-name="Standard"/>
      <text:p text:style-name="Standard">Knowing e_max and e, one can thus identify f_G(i) from estimates of de/dt (the slopes of pressure vs time measurements). <text:s/></text:p>
      <text:p text:style-name="Standard"/>
      <text:p text:style-name="Standard"><text:span text:style-name="T1">eBox gains:</text:span> <text:s/></text:p>
      <text:p text:style-name="Standard">Since electro-hydraulic actuators have complex dynamics, it is desirable to invoke low-level controls to simplify their behavior. <text:s/>Ideally, an actuator would produce a commanded effort, and would do so with good precision and low latency. <text:s/>This should be done via controls with maximum possible sampling rate and minimum latency, and thus this is best done via the eBox (at 1kHz). <text:s/>An actuator can be made to exert a desired effort on demand by comparing the measured effort (inferred from internal fluid pressure sensors) to the commanded effort and making control adjustments that induce the actual effort to converge on the desired effort quickly. <text:s/>This is done with the BDI control term <text:s/>k_f_p. <text:s/></text:p>
      <text:p text:style-name="Standard"/>
      <text:p text:style-name="Standard">The gain k_f_p should be set as high as is practical. <text:s/>Fig 6 of the document “Atlas Characterization” <text:s/>shows that the measured actuator effort can be made to converge on the commanded effort quickly and accurately with the use of k_f_p feedback (in this instance, set to a value of 0.2 for the elbow joint, elx). <text:s/></text:p>
      <text:p text:style-name="Standard"/>
      <text:p text:style-name="Standard">Additionally, the influence of the K_ve term can be strong and can interfere with achieving the desired level of effort. <text:s/>This can be corrected by adding an additional component to i_cmd to account for pressure drop through the controlled orifice as a function of joint velocity. <text:s/>If the higher-level controls can specify both the desired effort and the desired velocity, the the eBox controller can adjust for actuator-velocity influence through the feedforward term <text:s/><text:bookmark-start text:name="__DdeLink__433_73824792"/>ff_qd_d<text:bookmark-end text:name="__DdeLink__433_73824792"/>.</text:p>
      <text:p text:style-name="Standard"/>
      <text:p text:style-name="Standard">Ideally, each control spool will be centered at i_cmd=0. <text:s/>However, if the home position of a spool is slightly biased, this can be corrected with the addition of a value for the term ff_const in the eBox control algorithm.</text:p>
      <text:p text:style-name="Standard"/>
      <text:p text:style-name="P2">How to find optimal the optimal effort-feedback gain: </text:p>
      <text:p text:style-name="P4">Typically, 2 gains are sought for each joint: the maximum value of <text:s/><text:bookmark-start text:name="__DdeLink__435_73824792"/>k_f_p <text:bookmark-end text:name="__DdeLink__435_73824792"/>and the calibrated value of <text:s/>ff_qd_d. <text:s/>To find these values, tests can be performed as follows.</text:p>
      <text:p text:style-name="P4"/>
      <text:p text:style-name="P4">The maximum value of k_f_p is found experimentally. <text:s/>At the lowest level of interface (ros_controller.cpp, at present), set all eBox gains to zero except for k_f_p and k_q_p. <text:s/>All joints except for the joint under test should have k_q_p set to a nominal value for at least coarse joint <text:soft-page-break/>control. <text:s/>For the specific joint under test, the value of k_q_p should be set small (e.g. 1.0). <text:s/>This will result in keeping the joint under test nominally centered. <text:s/></text:p>
      <text:p text:style-name="P4"/>
      <text:p text:style-name="P4">The gain <text:s/>k_f_p should be set to zero for all joints except the joint under test. <text:s/>For the joint under test, the value of k_f_p should be increased incrementally in a series of tests to discover the highest practical value. <text:s/></text:p>
      <text:p text:style-name="P4"/>
      <text:p text:style-name="P4">A test program, run in conjunction with ros_controller, should send commands to atlas/atlas_command, specifying a constant q_desired for all joints, where the joint angles are specified to avoid self collisions during tests on the joint of interest. <text:s/>This may require pre-positioning Atlas so that his arms are far enough away from his body. <text:s/>It is also useful to position the joint under test, if possible, to an orientation for which there is no gravity loading on this joint. <text:s/>For the specific joint under test, q_desired should be set to the middle of the joint's range of motion. <text:s/></text:p>
      <text:p text:style-name="P4"/>
      <text:p text:style-name="P4">The test program should then command e_des (f_d, in Boston Dynamics notation) in a square wave test pattern, where the amplitude and frequency may be set by the operator. <text:s/>Both atlas/atlas_state and atlas/atlas_command should be logged (using <text:span text:style-name="T2">rosbag record atlas/atlas_state atlas/atlas_command</text:span>). <text:s/>The resulting rosbag file should be named mnemonically, and corresponding notes should be recorded, including: joint name, amplitude of command, frequency of command, value of k_f_p and value of k_q_p. <text:s/>The rosbag file should be transferred to the server for postprocessing, along with the corresponding notes.</text:p>
      <text:p text:style-name="P4"/>
      <text:p text:style-name="P4">This test should be repeated at increasing values of k_f_p to discover the maximum practical value. <text:s/>Typically, a vibration is audible when this gain is too high. <text:s/>Feedback gains between approximately 0.1 and 0.2 are expected for the arm joints.</text:p>
      <text:p text:style-name="P4"/>
      <text:p text:style-name="P4">The rosbag files may be translated to *.csv format using the HKU tool “rosbag_to_matlab”. <text:s/>The README in the team code under: Team_HKU_DRC/rosbuild/hku_tools/rosbag_to_matlab for instuctions on using this converter. <text:s/>The resulting csv files may be viewed in Excel (or equivalent), or analyzed using Octave or Matlab. <text:s/>In viewing the output, one should compare the commanded effort to the measured effort. <text:s/>The objective is to get the measured pressure signals (reported as atlas_state/effort) to track the commanded efforts rapidly and accurately. <text:s/>Results will improve with increasing feeback gains until vibrations or instability occurs at higher gains. <text:s/>The maximum practical feedback gain should be noted and isntalled in the ros_controller program.</text:p>
      <text:p text:style-name="P4"/>
      <text:p text:style-name="P4">Note that the position feedback term in the eBox algorithm, which is proportional to <text:s/>k_q_p, will interfere with the effort feedback. <text:s/>The k_q_p gain may be reduced to the minimum practical value to reduce this interference, subject to being able to prevent the joint from drifting towards a hard stop during tests. <text:s/>Additionally, relatively high frequency tests may be performed, for which the joint motion will be relatively small, thus minimizing this interference. <text:s/>Amplitudes of the tests should be varied from values less than Coulomb friction (for which the joint will remain stationary) to the largest practical values. <text:s/></text:p>
      <text:p text:style-name="P4"/>
      <text:p text:style-name="Standard"><text:span text:style-name="T1">How to identify the velocity feedforward gain: </text:span><text:span text:style-name="T3"><text:s/></text:span></text:p>
      <text:p text:style-name="P4">The same test program may be used to identify the velocity feedforward gain, <text:s/>ff_qd_d. <text:s/>However, the effort command should be imposed with a relatively low frequency, thus allowing the joint to reach a (nearly) steady-state velocity. <text:s/>This can be difficult to accomplish before reaching joint limits, and some experimentation with frequencies and amplitudes is required. <text:s/></text:p>
      <text:p text:style-name="P4"/>
      <text:p text:style-name="P4">Given logs of such tests, one can compute the inferred current commands from: </text:p>
      <text:p text:style-name="P4">i_cmd = k_q_p*(q_d-q) + k_f_p*(e_d – e) </text:p>
      <text:p text:style-name="P6"/>
      <text:p text:style-name="P4"><text:soft-page-break/>Given the inferred current command and the measured joint velocity, one can plot velocity vs i_cmd. <text:s/>The plot will show a general correlation between current command and velocity. <text:s/>Velocity reversals will introduce distortions unrelated to ff_qd_d, but much of the data will fit an approximate line relating i_cmd to velocity. <text:s/>The (inverse of) the slope of this line is the calibrated value of ff_qd_d. <text:s/>This value should be recorded and installed as the appropriate gain in ros_controller. <text:s/>Tests to date suggest this value should be approximately 0.5 for most arm joints.</text:p>
      <text:p text:style-name="P4"/>
      <text:p text:style-name="P4">The same plot of i_cmd vs velocity may reveal a bias error in i_cmd. <text:s/>The bias offset should be recorded and entered as a correction via ff_const.</text:p>
      <text:p text:style-name="P4"/>
      <text:p text:style-name="P2">Identifying Coulomb friction and effort-sensor bias: <text:s/></text:p>
      <text:p text:style-name="P4">It has been observed that the joints have large Coulomb friction and sometimes large bias offsets in the effort sensors. <text:s/>These can be identified, as described previously in “Atlas Characterization.” <text:s/>For this measurement, it is more convenient to suppress the effort feedback gain, <text:s/>k_f_p, and use position feedback, <text:s/>k_q_p. <text:s/>The test signal can be a smooth sinusoidal position command. <text:s/>The resulting logs will show the effort as a function of time, or effort as a function of angle, to have significant hysteresis and offset. <text:s/>The Coulomb friction and effort sensor bias offset can be observed from these plots. <text:s/>These two corrections are not used in the eBox controller, but they are needed in the control computations on the field computer to precompensate for these non-idealities.</text:p>
      <text:p text:style-name="P4"/>
      <text:p text:style-name="P4"><text:span text:style-name="T1">Identifying inertias</text:span>: </text:p>
      <text:p text:style-name="P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10-12T11:57:53</meta:creation-date>
    <dc:date>2013-10-12T14:50:44</dc:date>
    <dc:creator>Wyatt Newman</dc:creator>
    <meta:editing-duration>PT2H32M13S</meta:editing-duration>
    <meta:editing-cycles>21</meta:editing-cycles>
    <meta:generator>LibreOffice/3.5$Linux_X86_64 LibreOffice_project/350m1$Build-2</meta:generator>
    <meta:document-statistic meta:table-count="0" meta:image-count="0" meta:object-count="0" meta:page-count="5" meta:paragraph-count="82" meta:word-count="2062" meta:character-count="13055" meta:non-whitespace-character-count="10973"/>
  </office:meta>
</office:document-meta>
</file>